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 and 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!(true)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he <text:a xlink:type="simple" xlink:href="https://en.wikipedia.org/wiki/Truth_table" office:name=""><text:span text:style-name="Definition">truth tables</text:span></text:a>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he truth tables for three binary operators:</text:p>
          <text:list>
            <text:list-item>
              <text:p text:style-name="P15">the disjunction (or, <text:span text:style-name="OperatorTok">||</text:span>),</text:p>
            </text:list-item>
            <text:list-item>
              <text:p text:style-name="P15">the identity (equality, <text:span text:style-name="OperatorTok">==</text:span>), and</text:p>
            </text:list-item>
            <text:list-item>
              <text:p text:style-name="P15">the difference (inequality, <text:span text:style-name="OperatorTok">!=</text:span>).</text:p>
            </text:list-item>
          </text:list>
          <text:p text:style-name="P2">Normally, copying the truth table for the conjunction and using the find-and-replace feature of your IDE should make this a quick and easy task.</text:p>
        </text:list-item>
        <text:list-item>
          <text:p text:style-name="P2">You can make sure you completed this exercise correctly by checking that your output matches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To check the inequality truth table, compare your output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is order is also given <text:a xlink:type="simple" xlink:href="labs/Booleans/../../book.html#precedence-of-operators-1" office:name=""><text:span text:style-name="Definition">in our notes</text:span></text:a>.</text:p>
      <text:p text:style-name="Text_20_body">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sense;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; can you see why? These are all examples of “illegal” expressions.</text:p>
      <text:p text:style-name="Text_20_body">Solution:</text:p>
      <text:p text:style-name="Text_20_body">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ould cause an error because the <text:span text:style-name="OperatorTok">%</text:span> operator (called <text:a xlink:type="simple" xlink:href="https://learn.microsoft.com/en-us/dotnet/csharp/language-reference/operators/arithmetic-operators#remainder-operator-" office:name=""><text:span text:style-name="Definition">the remainder operator</text:span></text:a>) expects two numerical datatypes, but <text:span text:style-name="KeywordTok">false</text:span> is not of a numerical datatype, as it is a Boolean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p text:style-name="First_20_paragraph">Solution:</text:p>
      <text:p text:style-name="Text_20_body">You can actually use your IDE to check your answers! Simply copy-and-paste the following in a <text:span text:style-name="NormalTok">Main</text:span> method:</text:p>
      <text:p text:style-name="P17">Console.WriteLine("The answers are:\n"</text:p>
      <text:p text:style-name="P18"><text:s text:c="4"/>+ "true &amp;&amp; false || true: " + (true &amp;&amp; false || true) + "\n"</text:p>
      <text:p text:style-name="P19"><text:s text:c="4"/>+ "!true &amp;&amp; false: " + (!true &amp;&amp; false) + "\n"</text:p>
      <text:p text:style-name="P20"><text:s text:c="4"/>+ "false || true &amp;&amp; !false: " + (false || true &amp;&amp; !false) + "\n"</text:p>
      <text:p text:style-name="P21"><text:s text:c="4"/>+ "false == !true || false: " + (false == !true || false) + "\n"</text:p>
      <text:p text:style-name="P22"><text:s text:c="4"/>+ "!(true || false || true &amp;&amp; true): " + (!(true || false || true &amp;&amp; true)) + "\n"</text:p>
      <text:p text:style-name="P23"><text:s text:c="4"/>+ "!(true || false) &amp;&amp; (true &amp;&amp; !false): " + (!(true || false) &amp;&amp; (true &amp;&amp; !false) ) + "\n"</text:p>
      <text:p text:style-name="P24"><text:s text:c="4"/>+ "!true || false &amp;&amp; (true &amp;&amp; !false): " + (!true || false &amp;&amp; (true &amp;&amp; !false)) + "\n"</text:p>
      <text:p text:style-name="P25"><text:s text:c="4"/>+ "true != !(false || true): " + (true != !(false || true)) + "\n"</text:p>
      <text:p text:style-name="P26">);</text:p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  <text:p text:style-name="First_20_paragraph">Solution:</text:p>
      <text:list text:style-name="L5">
        <text:list-item>
          <text:p text:style-name="P2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is legal (comparing numerical values)</text:p>
        </text:list-item>
        <text:list-item>
          <text:p text:style-name="P2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 is legal (comparing numerical values)</text:p>
        </text:list-item>
        <text:list-item>
          <text:p text:style-name="P2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 is legal (we first convert 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 to <text:span text:style-name="NormalTok">True</text:span>, and then test if <text:span text:style-name="KeywordTok">true</text:span> is different from <text:span text:style-name="KeywordTok">false</text:span>)</text:p>
        </text:list-item>
        <text:list-item>
          <text:p text:style-name="P2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 is <text:span text:style-name="T1">not legal</text:span> (a boolean value cannot be less than a numerical value)</text:p>
        </text:list-item>
        <text:list-item>
          <text:p text:style-name="P2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 is legal (<text:span text:style-name="OperatorTok">+</text:span> and <text:span text:style-name="OperatorTok">*</text:span> are evaluated first, then <text:span text:style-name="OperatorTok">==</text:span> compares two numerical values, resulting in a boolean value that can be tested for equality against <text:span text:style-name="KeywordTok">true</text:span>)</text:p>
        </text:list-item>
        <text:list-item>
          <text:p text:style-name="P2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 is <text:span text:style-name="T1">not legal</text:span> (<text:span text:style-name="OperatorTok">+</text:span> is evaluated first, but a numerical value and a boolean cannot be summed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3Z</meta:creation-date>
    <dc:date>2023-09-05T21:13:03Z</dc:date>
    <meta:user-defined meta:name="date" meta:value-type="string">September   5, 2023 (05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